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1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29cm" svg:height="1.165cm" svg:x="1.381cm" svg:y="1.359cm">
          <draw:text-box>
            <text:p>30.SN</text:p>
          </draw:text-box>
        </draw:frame>
        <draw:frame draw:style-name="gr2" draw:text-style-name="P1" draw:layer="layout" svg:width="7.493cm" svg:height="2.384cm" svg:x="2.524cm" svg:y="3.286cm">
          <draw:text-box>
            <text:p>130.0.120.0</text:p>
            <text:p><text:tab/> <text:s text:c="2"/>121.0</text:p>
            <text:p><text:tab/> <text:s text:c="2"/>122.2</text:p>
          </draw:text-box>
        </draw:frame>
        <draw:frame draw:style-name="gr3" draw:text-style-name="P1" draw:layer="layout" svg:width="11.716cm" svg:height="0.962cm" svg:x="4.429cm" svg:y="7.096cm">
          <draw:text-box>
            <text:p>Du 2 subnet, 800. host a v 3 sn 78. hos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28T12:11:41.113520099</meta:creation-date>
    <dc:date>2020-01-28T12:14:16.464285734</dc:date>
    <meta:editing-duration>PT2M36S</meta:editing-duration>
    <meta:editing-cycles>1</meta:editing-cycles>
    <meta:document-statistic meta:object-count="3"/>
    <meta:generator>LibreOffice/6.3.4.2$Linux_X86_64 LibreOffice_project/30$Build-2</meta:generator>
  </office:meta>
</office:document-meta>
</file>